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family="paragraph">
      <style:paragraph-properties style:snap-to-layout-grid="false" fo:text-align="justify" fo:margin-top="0.0833in" fo:margin-bottom="0.0833in" fo:line-height="100%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<text:s/>10</text:p>
      <text:p text:style-name="Normal">November<text:s/>27, 2025.<text:s/></text:p>
      <text:p text:style-name="Normal">(Online)</text:p>
      <text:p text:style-name="Normal">Attendees:</text:p>
      <text:p text:style-name="Normal">Tania Reyes, Ben Crosfield, Lucas Oliveira</text:p>
      <text:p text:style-name="Normal"/>
      <text:p text:style-name="Normal"><text:span text:style-name="T2">1. Agenda</text:span></text:p>
      <text:p text:style-name="Normal">-Update group on progress</text:p>
      <text:p text:style-name="Normal">-Implement Integration of Subsystems<text:s/></text:p>
      <text:p text:style-name="Normal"/>
      <text:p text:style-name="P3">2. Progress Since Last Meeting</text:p>
      <text:p text:style-name="Normal">-<text:s/>Group members have worked on their report up to task 4</text:p>
      <text:p text:style-name="Normal"/>
      <text:p text:style-name="Normal"><text:span text:style-name="T4">3. Actions Agreed (Next Steps)</text:span></text:p>
      <text:list text:style-name="LFO1" text:continue-numbering="true">
        <text:list-item>
          <text:p text:style-name="P5">Continue integration of subsystems, notify group members of any name changes to their components and interfaces.<text:s/></text:p>
        </text:list-item>
        <text:list-item>
          <text:p text:style-name="P6">Complete task 4(a) and properly rename components and interfaces</text:p>
        </text:list-item>
      </text:list>
      <text:p text:style-name="P7"/>
      <text:p text:style-name="Normal"><text:span text:style-name="T8">4. Issues to Solve</text:span></text:p>
      <text:p text:style-name="Normal">- No current issues, just need to keep working on the coursework tasks.<text:s/></text:p>
      <text:p text:style-name="Normal"/>
      <text:p text:style-name="Normal"><text:span text:style-name="T9">5. Next Meeting</text:span></text:p>
      <text:p text:style-name="Normal">December 2 (Online)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2-02T13:30:00Z</meta:creation-date>
    <dc:date>2025-12-02T13:30:00Z</dc:date>
    <meta:template xlink:href="Normal" xlink:type="simple"/>
    <meta:editing-cycles>2</meta:editing-cycles>
    <meta:editing-duration>PT0S</meta:editing-duration>
    <meta:document-statistic meta:page-count="1" meta:paragraph-count="1" meta:word-count="90" meta:character-count="604" meta:row-count="4" meta:non-whitespace-character-count="515"/>
  </office:meta>
</office:document-meta>
</file>